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<text:bookmark-start text:name="__DdeLink__1430_914018615"/>NEW_N_N</text:p>
            <text:p text:style-name="P5">DEL_N<text:bookmark-end text:name="__DdeLink__1430_914018615"/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точной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  <text:p text:style-name="P5">NEW_N_N</text:p>
            <text:p text:style-name="P5">DEL_N</text:p>
          </table:table-cell>
        </table:table-row>
        <text:soft-page-break/>
        <table:table-row>
          <table:table-cell table:style-name="Таблица2.A3" office:value-type="string">
            <text:p text:style-name="P2"><text:span text:style-name="T2">Z-5</text:span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DEL_Z</text:p>
            <text:p text:style-name="P5">NEW_Z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NEW_N_N</text:p>
            <text:p text:style-name="P5">DEL_Z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<text:span text:style-name="T2">Z-6</text:span></text:p>
          </table:table-cell>
          <table:table-cell table:style-name="Таблица2.A3" office:value-type="string">
            <text:p text:style-name="P4">Определение знака целого числа. Аргумент: целое число. Результат; число(unsigned short) (0 – число равно нулю, 1 – число положительное, 2 – число отрицательное)</text:p>
          </table:table-cell>
          <table:table-cell table:style-name="Таблица2.A3" office:value-type="string">
            <text:p text:style-name="P2"><text:span text:style-name="T2">SGN_Z_D</text:span></text:p>
          </table:table-cell>
          <table:table-cell table:style-name="Таблица2.A3" office:value-type="string">
            <text:p text:style-name="P4">NZER_N_B</text:p>
            <text:p text:style-name="P5">NEW_Z_Z</text:p>
            <text:p text:style-name="P5">DEL_Z</text:p>
          </table:table-cell>
          <table:table-cell table:style-name="Таблица2.A3" office:value-type="string">
            <text:p text:style-name="P4">NZER_N_B</text:p>
            <text:p text:style-name="P5">NEW_Z_Z</text:p>
            <text:p text:style-name="P5">DEL_Z</text:p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Z-7</text:p>
          </table:table-cell>
          <table:table-cell table:style-name="Таблица2.A3" office:value-type="string">
            <text:p text:style-name="P4">Умножение целого числа на -1. Если число равно нулю, то сделать знак положительным. Аргумент: целое число. Результат: целое число.</text:p>
          </table:table-cell>
          <table:table-cell table:style-name="Таблица2.A3" office:value-type="string">
            <text:p text:style-name="P2">MUL_Z_Z</text:p>
          </table:table-cell>
          <table:table-cell table:style-name="Таблица2.A3" office:value-type="string">
            <text:p text:style-name="P4">DELZ_Z_Z</text:p>
            <text:p text:style-name="P4">COPY_Z_Z</text:p>
            <text:p text:style-name="P5">NZER_N_B</text:p>
          </table:table-cell>
          <table:table-cell table:style-name="Таблица2.A3" office:value-type="string">
            <text:p text:style-name="P4">DELZ_Z_Z</text:p>
            <text:p text:style-name="P5">COPY_Z_Z</text:p>
            <text:p text:style-name="P5">NZER_N_B</text:p>
            <text:p text:style-name="P5">DELZ_N_N</text:p>
            <text:p text:style-name="P5">NEW_Z_Z</text:p>
            <text:p text:style-name="P5">DEL_Z</text:p>
            <text:p text:style-name="P5">NEW_N_N</text:p>
            <text:p text:style-name="P5">DEL_N</text:p>
            <text:p text:style-name="P4">COPY_N_N</text:p>
          </table:table-cell>
        </table:table-row>
        <table:table-row>
          <table:table-cell table:style-name="Таблица2.A3" office:value-type="string">
            <text:p text:style-name="P2">Z-8</text:p>
          </table:table-cell>
          <table:table-cell table:style-name="Таблица2.A3" office:value-type="string">
            <text:p text:style-name="P4">Преобразование натурального числа в целое (положительное). Аргумент: натуральное число. Результат: целое число.</text:p>
          </table:table-cell>
          <table:table-cell table:style-name="Таблица2.A3" office:value-type="string">
            <text:p text:style-name="P2">TRANS_N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DEL_Z</text:p>
            <text:p text:style-name="P5">NEW_N_N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Z-9</text:p>
          </table:table-cell>
          <table:table-cell table:style-name="Таблица2.A3" office:value-type="string">
            <text:p text:style-name="P4">Преобразование целого числа в натуральное. Знак целого числа теряется. Аргумент: целое число. Результат: натуральное число.</text:p>
          </table:table-cell>
          <table:table-cell table:style-name="Таблица2.A3" office:value-type="string">
            <text:p text:style-name="P2">TRANS_Z_N</text:p>
          </table:table-cell>
          <table:table-cell table:style-name="Таблица2.A3" office:value-type="string">
            <text:p text:style-name="P4">ABS_Z_N</text:p>
          </table:table-cell>
          <table:table-cell table:style-name="Таблица2.A3" office:value-type="string">
            <text:p text:style-name="P4">ABS_Z_N</text:p>
            <text:p text:style-name="P5">COPY_N_N</text:p>
            <text:p text:style-name="P5">DELZ_N_N</text:p>
            <text:p text:style-name="P5">NEW_Z_Z</text:p>
            <text:p text:style-name="P5">NEW_N_N</text:p>
            <text:p text:style-name="P5">DEL_Z</text:p>
            <text:p text:style-name="P5">DEL_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31</meta:editing-cycles>
    <dc:date>2015-04-11T17:10:10</dc:date>
    <meta:editing-duration>P3DT4H17M3S</meta:editing-duration>
    <meta:document-statistic meta:table-count="2" meta:image-count="0" meta:object-count="0" meta:page-count="5" meta:paragraph-count="320" meta:word-count="710" meta:character-count="4877" meta:non-whitespace-character-count="4480"/>
  </office:meta>
</office:document-meta>
</file>